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0.164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94cm" svg:height="2.794cm" svg:x="23.733cm" svg:y="5.953cm">
          <text:p/>
        </draw:rect>
        <draw:rect draw:style-name="gr2" draw:text-style-name="P1" draw:layer="layout" svg:width="1.27cm" svg:height="0.635cm" svg:x="15.478cm" svg:y="12.303cm">
          <text:p text:style-name="P1">4</text:p>
        </draw:rect>
        <draw:rect draw:style-name="gr2" draw:text-style-name="P1" draw:layer="layout" svg:width="2.54cm" svg:height="0.635cm" svg:x="16.748cm" svg:y="12.303cm">
          <text:p text:style-name="P1">12</text:p>
        </draw:rect>
        <draw:frame draw:style-name="gr3" draw:layer="layout" svg:width="3.429cm" svg:height="1.143cm" svg:x="5.572cm" svg:y="9.89cm">
          <draw:text-box>
            <text:p>“Key 49”</text:p>
          </draw:text-box>
        </draw:frame>
        <draw:path draw:style-name="gr4" draw:text-style-name="P1" draw:layer="layout" svg:width="2.045cm" svg:height="0.45cm" draw:transform="rotate (-1.11509085909897) translate (7.096cm 11.16cm)" svg:viewBox="0 0 2046 451" svg:d="m0 0c912 447 1652 668 2046 154">
          <text:p/>
        </draw:path>
        <draw:rect draw:style-name="gr2" draw:text-style-name="P1" draw:layer="layout" svg:width="5.842cm" svg:height="1.27cm" svg:x="7.858cm" svg:y="12.43cm">
          <text:p text:style-name="P1">Key in, exp out</text:p>
        </draw:rect>
        <draw:line draw:style-name="gr4" draw:text-style-name="P1" draw:layer="layout" svg:x1="13.7cm" svg:y1="13.065cm" svg:x2="21.32cm" svg:y2="13.065cm">
          <text:p/>
        </draw:line>
        <draw:rect draw:style-name="gr2" draw:text-style-name="P1" draw:layer="layout" svg:width="5.842cm" svg:height="1.27cm" svg:x="21.32cm" svg:y="12.43cm">
          <text:p text:style-name="P1">MultiOsc</text:p>
        </draw:rect>
        <draw:frame draw:style-name="gr3" draw:layer="layout" svg:width="3.429cm" svg:height="1.143cm" svg:x="15.986cm" svg:y="11.16cm">
          <draw:text-box>
            <text:p>“bpo”</text:p>
          </draw:text-box>
        </draw:frame>
        <draw:path draw:style-name="gr5" draw:text-style-name="P1" draw:layer="layout" svg:width="1.269cm" svg:height="1.237cm" svg:x="23.86cm" svg:y="7.35cm" svg:viewBox="0 0 1270 1238" svg:d="m0 0c381 1651 889 1651 1270 0">
          <text:p/>
        </draw:path>
        <draw:path draw:style-name="gr5" draw:text-style-name="P1" draw:layer="layout" svg:width="-1.269cm" svg:height="-1.237cm" svg:x="26.4cm" svg:y="7.318cm" svg:viewBox="0 0 -1270 -1238" svg:d="m1270 0c-381 1651-889 1651-1270 0">
          <text:p/>
        </draw:path>
        <draw:line draw:style-name="gr5" draw:text-style-name="P1" draw:layer="layout" svg:x1="25.003cm" svg:y1="9.001cm" svg:x2="25.003cm" svg:y2="9.636cm">
          <text:p/>
        </draw:line>
        <draw:line draw:style-name="gr5" draw:text-style-name="P1" draw:layer="layout" svg:x1="25.511cm" svg:y1="9.001cm" svg:x2="25.511cm" svg:y2="9.636cm">
          <text:p/>
        </draw:line>
        <draw:line draw:style-name="gr6" draw:text-style-name="P1" draw:layer="layout" svg:x1="25.003cm" svg:y1="9.255cm" svg:x2="25.511cm" svg:y2="9.255cm">
          <text:p/>
        </draw:line>
        <draw:path draw:style-name="gr4" draw:text-style-name="P1" draw:layer="layout" svg:width="1.665cm" svg:height="2.371cm" draw:transform="rotate (-1.11509085909897) translate (25.257cm 9.89cm)" svg:viewBox="0 0 1666 2372" svg:d="m1666 2372c-1140-559-242-1815-1666-2372">
          <text:p/>
        </draw:path>
        <draw:frame draw:style-name="gr3" draw:layer="layout" svg:width="13.335cm" svg:height="1.143cm" svg:x="25.384cm" svg:y="9.89cm">
          <draw:text-box>
            <text:p>phase_increment</text:p>
          </draw:text-box>
        </draw:frame>
        <draw:rect draw:style-name="gr2" draw:text-style-name="P1" draw:layer="layout" svg:width="1.27cm" svg:height="0.635cm" svg:x="24.876cm" svg:y="11.414cm">
          <text:p text:style-name="P1">8</text:p>
        </draw:rect>
        <draw:rect draw:style-name="gr2" draw:text-style-name="P1" draw:layer="layout" svg:width="2.54cm" svg:height="0.635cm" svg:x="26.146cm" svg:y="11.414cm">
          <text:p text:style-name="P1">24</text:p>
        </draw:rect>
        <draw:frame draw:style-name="gr7" draw:layer="layout" svg:width="24.384cm" svg:height="10.414cm" svg:x="3.54cm" svg:y="14.97cm">
          <draw:text-box>
            <text:p>The bit-per-octave(bpo) scaling is defined as follows.</text:p>
            <text:p/>
            <text:p>The bpo is Q4.12 on an int (for audio block compatibility).</text:p>
            <text:p>Adding '1' to the LHS doubles the scaled frequency.</text:p>
            <text:p>The base frequency is 5 hz, which corresponds to a inc value of 0.0290133333</text:p>
            <text:p>Scaling is chosen to basically match the keyboard scale plus some offset to account for binary math bases. <text:s/>If A4 is C3 + 9/12, or 5.75, but 440 is at 6.5427 by the base frequency, 0.709432 must be added to (octave+(note/12)) to provide useful input for the phase increment.</text:p>
            <text:p/>
            <text:p/>
            <text:p/>
          </draw:text-box>
        </draw:frame>
        <draw:frame draw:style-name="gr8" draw:layer="layout" svg:width="0.889cm" svg:height="0.963cm" svg:x="24.368cm" svg:y="14.769cm">
          <draw:text-box>
            <text:p>5</text:p>
          </draw:text-box>
        </draw:frame>
        <draw:frame draw:style-name="gr9" draw:layer="layout" svg:width="1.651cm" svg:height="1.016cm" svg:x="31.48cm" svg:y="15.097cm">
          <draw:text-box>
            <text:p>5*2</text:p>
          </draw:text-box>
        </draw:frame>
        <draw:frame draw:style-name="gr9" draw:layer="layout" svg:width="3.81cm" svg:height="1.016cm" svg:x="32.623cm" svg:y="14.589cm">
          <draw:text-box>
            <text:p>bpo_input</text:p>
          </draw:text-box>
        </draw:frame>
        <draw:path draw:style-name="gr4" draw:text-style-name="P1" draw:layer="layout" svg:width="1.52cm" svg:height="0.938cm" draw:transform="skewX (-0.759916356318188) rotate (-1.39591433574599) translate (31.8581074733096cm 15.859cm)" svg:viewBox="0 0 1521 939" svg:d="m1521 939c-1041-221-221-719-1521-939">
          <text:p/>
        </draw:path>
        <draw:frame draw:style-name="gr9" draw:layer="layout" svg:width="7.366cm" svg:height="3.811cm" svg:x="28.432cm" svg:y="18.399cm">
          <draw:text-box>
            <text:p>Base octave – This could be from 440Hz, but more useful in base scaling of some known phase_increment</text:p>
          </draw:text-box>
        </draw:frame>
        <draw:path draw:style-name="gr4" draw:text-style-name="P1" draw:layer="layout" svg:width="1.448cm" svg:height="1.775cm" draw:transform="skewX (-0.172787595947406) rotate (1.94499491842211) translate (34.1527850533808cm 14.589cm)" svg:viewBox="0 0 1449 1776" svg:d="m1449 1776c-991-418-211-1360-1449-1776">
          <text:p/>
        </draw:path>
        <draw:frame draw:style-name="gr9" draw:layer="layout" svg:width="7.366cm" svg:height="3.811cm" svg:x="33.131cm" svg:y="9cm">
          <draw:text-box>
            <text:p>An input of 1 would produce the base octave. <text:s/>Input of 2 would double input, as would moving to 3.</text:p>
          </draw:text-box>
        </draw:frame>
        <draw:frame draw:style-name="gr9" draw:layer="layout" svg:width="15.113cm" svg:height="4.523cm" svg:x="26.146cm" svg:y="22.59cm">
          <draw:text-box>
            <text:p>The base, or root, needs to be the smallest possible output value, if we expect a 20hz sine wave, that's 5*256 file samples/second, executed every 44117.64706 times per second, that's a inc of 0.116</text:p>
            <text:p>0.02901333333255964444446507614815</text:p>
            <text:p>1947051.7247480786206733845701154</text:p>
          </draw:text-box>
        </draw:frame>
        <draw:frame draw:style-name="gr10" draw:layer="layout" svg:width="19.939cm" svg:height="0.963cm" svg:x="1.381cm" svg:y="26.977cm">
          <draw:text-box>
            <text:p>0.0290133333 in Q.24 is, 486762.9596540928. in hex, it's 0x76D6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6T18:59:35.85</meta:creation-date>
    <dc:date>2016-03-30T00:42:20.66</dc:date>
    <meta:editing-duration>P3DT1H55M9S</meta:editing-duration>
    <meta:editing-cycles>1</meta:editing-cycles>
    <meta:document-statistic meta:object-count="28"/>
    <meta:generator>OpenOffice.org/3.4.1$Win32 OpenOffice.org_project/341m1$Build-9593</meta:generator>
  </office:meta>
</office:document-meta>
</file>